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NC</text:p>
          </table:table-cell>
          <table:table-cell office:value-type="string">
            <text:p>3IMG</text:p>
          </table:table-cell>
          <table:table-cell office:value-type="string">
            <text:p>3FFT</text:p>
          </table:table-cell>
          <table:table-cell office:value-type="string">
            <text:p>RFFT</text:p>
          </table:table-cell>
          <table:table-cell office:value-type="string">
            <text:p>R2FFT</text:p>
          </table:table-cell>
          <table:table-cell office:value-type="string">
            <text:p>2FF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1+[.A2]+[.B2]*16" office:value-type="float" office:value="56">
            <text:p>56</text:p>
          </table:table-cell>
          <table:table-cell/>
          <table:table-cell office:value-type="float" office:value="77.8638">
            <text:p>77,8638</text:p>
          </table:table-cell>
          <table:table-cell office:value-type="string">
            <text:p>73.99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1+[.A3]+[.B3]*16" office:value-type="float" office:value="120">
            <text:p>120</text:p>
          </table:table-cell>
          <table:table-cell office:value-type="float" office:value="73.839">
            <text:p>73,839</text:p>
          </table:table-cell>
          <table:table-cell office:value-type="float" office:value="75.9938">
            <text:p>75,993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1+[.A4]+[.B4]*16" office:value-type="float" office:value="60">
            <text:p>60</text:p>
          </table:table-cell>
          <table:table-cell office:value-type="float" office:value="73.9938">
            <text:p>73,9938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1+[.A5]+[.B5]*16" office:value-type="float" office:value="124">
            <text:p>124</text:p>
          </table:table-cell>
          <table:table-cell office:value-type="float" office:value="75.5418">
            <text:p>75,5418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1+[.A6]+[.B6]*16" office:value-type="float" office:value="62">
            <text:p>62</text:p>
          </table:table-cell>
          <table:table-cell/>
          <table:table-cell office:value-type="float" office:value="75.6966">
            <text:p>75,696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1+[.A7]+[.B7]*16" office:value-type="float" office:value="126">
            <text:p>126</text:p>
          </table:table-cell>
          <table:table-cell/>
          <table:table-cell office:value-type="float" office:value="77.3994">
            <text:p>77,399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1+[.A8]+[.B8]*16" office:value-type="float" office:value="222">
            <text:p>222</text:p>
          </table:table-cell>
          <table:table-cell/>
          <table:table-cell office:value-type="float" office:value="75.0774">
            <text:p>75,077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1+[.A9]+[.B9]*16" office:value-type="float" office:value="331">
            <text:p>331</text:p>
          </table:table-cell>
          <table:table-cell/>
          <table:table-cell office:value-type="float" office:value="70.1238">
            <text:p>70,123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1+[.A10]+[.B10]*16" office:value-type="float" office:value="66">
            <text:p>66</text:p>
          </table:table-cell>
          <table:table-cell office:value-type="float" office:value="73.3746">
            <text:p>73,3746</text:p>
          </table:table-cell>
          <table:table-cell office:value-type="float" office:value="76.935">
            <text:p>76,9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1+[.A11]+[.B11]*16" office:value-type="float" office:value="130">
            <text:p>130</text:p>
          </table:table-cell>
          <table:table-cell office:value-type="float" office:value="75.0774">
            <text:p>75,0774</text:p>
          </table:table-cell>
          <table:table-cell office:value-type="float" office:value="75.8514">
            <text:p>75,851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1+[.A12]+[.B12]*16" office:value-type="float" office:value="199">
            <text:p>199</text:p>
          </table:table-cell>
          <table:table-cell/>
          <table:table-cell office:value-type="float" office:value="76.6254">
            <text:p>76,625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1+[.A14]+[.B14]*16" office:value-type="float" office:value="31">
            <text:p>31</text:p>
          </table:table-cell>
          <table:table-cell table:number-columns-repeated="4"/>
          <table:table-cell office:value-type="float" office:value="74.9938">
            <text:p>74,993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1+[.A15]+[.B15]*16" office:value-type="float" office:value="46">
            <text:p>46</text:p>
          </table:table-cell>
          <table:table-cell table:number-columns-repeated="4"/>
          <table:table-cell office:value-type="float" office:value="73.9938">
            <text:p>73,993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1+[.A16]+[.B16]*16" office:value-type="float" office:value="56">
            <text:p>56</text:p>
          </table:table-cell>
          <table:table-cell table:number-columns-repeated="4"/>
          <table:table-cell office:value-type="float" office:value="77.8638">
            <text:p>77,863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Hozza</meta:initial-creator>
    <meta:creation-date>2012-05-14T11:39:16</meta:creation-date>
    <dc:date>2012-05-14T22:46:07</dc:date>
    <dc:creator>Michal Hozza</dc:creator>
    <meta:editing-duration>PT9H6M29S</meta:editing-duration>
    <meta:editing-cycles>1</meta:editing-cycles>
    <meta:document-statistic meta:table-count="3" meta:cell-count="68" meta:object-count="0"/>
    <meta:generator>LibreOffice/3.5$Linux_x86 LibreOffice_project/350m1$Build-2</meta:generator>
  </office:meta>
</office:document-meta>
</file>